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8.677cm" fo:margin-left="3.344cm" fo:margin-right="4.978cm" table:align="margins"/>
    </style:style>
    <style:style style:name="Tabla1.A" style:family="table-column">
      <style:table-column-properties style:column-width="2.334cm" style:rel-column-width="17629*"/>
    </style:style>
    <style:style style:name="Tabla1.B" style:family="table-column">
      <style:table-column-properties style:column-width="3.634cm" style:rel-column-width="27445*"/>
    </style:style>
    <style:style style:name="Tabla1.C" style:family="table-column">
      <style:table-column-properties style:column-width="2.709cm" style:rel-column-width="20461*"/>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C1" style:family="table-cell">
      <style:table-cell-properties style:vertical-align="middle"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Tabla2" style:family="table">
      <style:table-properties style:width="16.999cm" table:align="left"/>
    </style:style>
    <style:style style:name="Tabla2.A" style:family="table-column">
      <style:table-column-properties style:column-width="2.884cm"/>
    </style:style>
    <style:style style:name="Tabla2.B" style:family="table-column">
      <style:table-column-properties style:column-width="2.925cm"/>
    </style:style>
    <style:style style:name="Tabla2.C" style:family="table-column">
      <style:table-column-properties style:column-width="2.235cm"/>
    </style:style>
    <style:style style:name="Tabla2.D" style:family="table-column">
      <style:table-column-properties style:column-width="4.468cm"/>
    </style:style>
    <style:style style:name="Tabla2.E" style:family="table-column">
      <style:table-column-properties style:column-width="4.487cm"/>
    </style:style>
    <style:style style:name="Tabla2.A1" style:family="table-cell">
      <style:table-cell-properties style:vertical-align="middle" fo:padding="0.049cm" fo:border="none"/>
    </style:style>
    <style:style style:name="Tabla3" style:family="table">
      <style:table-properties style:width="11.301cm" table:align="left"/>
    </style:style>
    <style:style style:name="Tabla3.A" style:family="table-column">
      <style:table-column-properties style:column-width="1.981cm"/>
    </style:style>
    <style:style style:name="Tabla3.B" style:family="table-column">
      <style:table-column-properties style:column-width="3.5cm"/>
    </style:style>
    <style:style style:name="Tabla3.C" style:family="table-column">
      <style:table-column-properties style:column-width="1.946cm"/>
    </style:style>
    <style:style style:name="Tabla3.D" style:family="table-column">
      <style:table-column-properties style:column-width="1.586cm"/>
    </style:style>
    <style:style style:name="Tabla3.E" style:family="table-column">
      <style:table-column-properties style:column-width="2.29cm"/>
    </style:style>
    <style:style style:name="Tabla3.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6pt" fo:font-weight="bold" style:font-weight-asian="bold" style:font-weight-complex="bold"/>
    </style:style>
    <style:style style:name="P2" style:family="paragraph" style:parent-style-name="Standard">
      <style:paragraph-properties fo:text-align="center" style:justify-single-word="false"/>
      <style:text-properties fo:font-size="14pt"/>
    </style:style>
    <style:style style:name="P3" style:family="paragraph" style:parent-style-name="Standard">
      <style:text-properties fo:font-size="14pt" fo:font-weight="bold" style:font-weight-asian="bold" style:font-weight-complex="bold"/>
    </style:style>
    <style:style style:name="P4" style:family="paragraph" style:parent-style-name="Standard">
      <style:text-properties fo:font-weight="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end"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end" style:justify-single-word="false"/>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end"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text-underline-style="none" fo:font-weight="bold" style:font-weight-asian="bold" style:font-weight-complex="bold"/>
    </style:style>
    <style:style style:name="P13" style:family="paragraph" style:parent-style-name="Standard">
      <style:paragraph-properties fo:text-align="justify" style:justify-single-word="false"/>
      <style:text-properties style:text-underline-style="none"/>
    </style:style>
    <style:style style:name="P14" style:family="paragraph" style:parent-style-name="Standard">
      <style:text-properties fo:font-style="italic" style:text-underline-style="none" fo:font-weight="bold" style:font-style-asian="italic" style:font-weight-asian="bold" style:font-style-complex="italic" style:font-weight-complex="bold"/>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17" style:family="paragraph" style:parent-style-name="Standard">
      <style:paragraph-properties fo:text-align="end" style:justify-single-word="false" fo:padding="0.074cm" fo:border-left="none" fo:border-right="none" fo:border-top="none" fo:border-bottom="0.002cm solid #000000" style:join-border="false"/>
      <style:text-properties fo:font-weight="normal" style:font-weight-asian="normal" style:font-weight-complex="normal"/>
    </style:style>
    <style:style style:name="P18" style:family="paragraph" style:parent-style-name="Horizontal_20_Line">
      <style:paragraph-properties fo:margin-top="0cm" fo:margin-bottom="0cm"/>
    </style:style>
    <style:style style:name="P19" style:family="paragraph" style:parent-style-name="Table_20_Contents">
      <style:paragraph-properties fo:margin-left="0cm" fo:margin-right="0cm" fo:margin-top="0cm" fo:margin-bottom="0cm" fo:text-align="center" style:justify-single-word="false" fo:text-indent="0cm" style:auto-text-indent="false" style:shadow="none"/>
      <style:text-properties fo:font-size="10pt" fo:font-weight="bold" style:font-size-asian="10pt" style:font-weight-asian="bold" style:font-size-complex="10pt" style:font-weight-complex="bold"/>
    </style:style>
    <style:style style:name="P20" style:family="paragraph" style:parent-style-name="Table_20_Contents">
      <style:paragraph-properties fo:margin-left="0cm" fo:margin-right="0cm" fo:margin-top="0cm" fo:margin-bottom="0cm" fo:text-align="justify" style:justify-single-word="false" fo:text-indent="0cm" style:auto-text-indent="false" style:shadow="none"/>
      <style:text-properties fo:font-size="10pt" style:font-size-asian="10pt" style:font-size-complex="10pt"/>
    </style:style>
    <style:style style:name="P21" style:family="paragraph" style:parent-style-name="Preformatted_20_Text">
      <style:paragraph-properties>
        <style:tab-stops>
          <style:tab-stop style:position="1.27cm"/>
        </style:tab-stops>
      </style:paragraph-properties>
    </style:style>
    <style:style style:name="P22" style:family="paragraph" style:parent-style-name="Preformatted_20_Text">
      <style:paragraph-properties>
        <style:tab-stops>
          <style:tab-stop style:position="1.244cm"/>
        </style:tab-stops>
      </style:paragraph-properties>
    </style:style>
    <style:style style:name="P23" style:family="paragraph" style:parent-style-name="Preformatted_20_Text">
      <style:paragraph-properties>
        <style:tab-stops>
          <style:tab-stop style:position="1.296cm"/>
        </style:tab-stops>
      </style:paragraph-properties>
    </style:style>
    <style:style style:name="P24" style:family="paragraph" style:parent-style-name="Preformatted_20_Text">
      <style:paragraph-properties fo:margin-top="0cm" fo:margin-bottom="0.499cm">
        <style:tab-stops>
          <style:tab-stop style:position="1.27cm"/>
        </style:tab-stops>
      </style:paragraph-properties>
    </style:style>
    <style:style style:name="P25" style:family="paragraph" style:parent-style-name="Preformatted_20_Text">
      <style:paragraph-properties fo:margin-top="0cm" fo:margin-bottom="0.499cm">
        <style:tab-stops>
          <style:tab-stop style:position="1.244cm"/>
        </style:tab-stops>
      </style:paragraph-properties>
    </style:style>
    <style:style style:name="P26" style:family="paragraph" style:parent-style-name="Preformatted_20_Text">
      <style:paragraph-properties fo:margin-top="0cm" fo:margin-bottom="0.499cm">
        <style:tab-stops>
          <style:tab-stop style:position="1.296cm"/>
        </style:tab-stops>
      </style:paragraph-properties>
    </style:style>
    <style:style style:name="P27" style:family="paragraph" style:parent-style-name="Table_20_Contents">
      <style:paragraph-properties fo:padding="0.132cm" fo:border="0.002cm solid #aaaaaa"/>
    </style:style>
    <style:style style:name="P28" style:family="paragraph" style:parent-style-name="Preformatted_20_Text">
      <style:paragraph-properties fo:margin-left="1cm" fo:margin-right="1cm" fo:text-indent="0cm" style:auto-text-indent="false"/>
    </style:style>
    <style:style style:name="P29" style:family="paragraph" style:parent-style-name="Preformatted_20_Text">
      <style:paragraph-properties fo:margin-left="1cm" fo:margin-right="1cm" fo:margin-top="0cm" fo:margin-bottom="0.499cm" fo:text-indent="0cm" style:auto-text-indent="false"/>
    </style:style>
    <style:style style:name="P30" style:family="paragraph" style:parent-style-name="Standard" style:list-style-name="L1">
      <style:paragraph-properties fo:text-align="justify" style:justify-single-word="false"/>
    </style:style>
    <style:style style:name="P31" style:family="paragraph" style:parent-style-name="Standard" style:list-style-name="L3">
      <style:paragraph-properties fo:text-align="justify" style:justify-single-word="false"/>
    </style:style>
    <style:style style:name="P32" style:family="paragraph" style:parent-style-name="Standard" style:list-style-name="L4">
      <style:paragraph-properties fo:text-align="justify" style:justify-single-word="false"/>
    </style:style>
    <style:style style:name="P33" style:family="paragraph" style:parent-style-name="Standard" style:list-style-name="L5">
      <style:paragraph-properties fo:text-align="justify" style:justify-single-word="false"/>
    </style:style>
    <style:style style:name="P34" style:family="paragraph" style:parent-style-name="Standard" style:list-style-name="L6">
      <style:paragraph-properties fo:text-align="justify" style:justify-single-word="false"/>
    </style:style>
    <style:style style:name="P35" style:family="paragraph" style:parent-style-name="Standard" style:list-style-name="L5">
      <style:paragraph-properties fo:text-align="justify" style:justify-single-word="false"/>
      <style:text-properties style:font-name="Times New Roman" fo:font-size="12pt" style:font-size-asian="12pt" style:font-size-complex="12pt"/>
    </style:style>
    <style:style style:name="P36" style:family="paragraph" style:parent-style-name="Standard" style:list-style-name="L5">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7">
      <style:paragraph-properties fo:margin-left="0cm" fo:margin-right="0cm" fo:margin-top="0cm" fo:margin-bottom="0cm" fo:text-align="justify" style:justify-single-word="false" fo:text-indent="0cm" style:auto-text-indent="false" style:shadow="none"/>
      <style:text-properties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7">
      <style:paragraph-properties fo:margin-left="0cm" fo:margin-right="0cm" fo:margin-top="0cm" fo:margin-bottom="0cm" fo:text-align="justify" style:justify-single-word="false" fo:text-indent="0cm" style:auto-text-indent="false" style:shadow="non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7">
      <style:paragraph-properties fo:margin-left="0cm" fo:margin-right="0cm" fo:margin-top="0cm" fo:margin-bottom="0cm" fo:text-align="start" style:justify-single-word="false" fo:text-indent="0cm" style:auto-text-indent="false" style:shadow="none"/>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2">
      <style:paragraph-properties>
        <style:tab-stops>
          <style:tab-stop style:position="1.27cm"/>
        </style:tab-stops>
      </style:paragraph-properties>
    </style:style>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list-style-name="L16"/>
    <style:style style:name="P49" style:family="paragraph" style:parent-style-name="Text_20_body" style:list-style-name="L2">
      <style:paragraph-properties fo:margin-top="0cm" fo:margin-bottom="0cm"/>
    </style:style>
    <style:style style:name="P50" style:family="paragraph" style:parent-style-name="Text_20_body" style:list-style-name="L2">
      <style:paragraph-properties fo:margin-top="0cm" fo:margin-bottom="0cm"/>
      <style:text-properties style:text-underline-style="none" fo:font-weight="bold" style:font-weight-asian="bold" style:font-weight-complex="bold"/>
    </style:style>
    <style:style style:name="P51" style:family="paragraph" style:parent-style-name="Text_20_body" style:list-style-name="L10">
      <style:paragraph-properties fo:margin-top="0cm" fo:margin-bottom="0cm"/>
    </style:style>
    <style:style style:name="P52" style:family="paragraph" style:parent-style-name="Text_20_body" style:list-style-name="L11">
      <style:paragraph-properties fo:margin-top="0cm" fo:margin-bottom="0cm"/>
    </style:style>
    <style:style style:name="P53" style:family="paragraph" style:parent-style-name="Text_20_body" style:list-style-name="L14">
      <style:paragraph-properties fo:margin-top="0cm" fo:margin-bottom="0cm"/>
    </style:style>
    <style:style style:name="P54" style:family="paragraph" style:parent-style-name="Text_20_body" style:list-style-name="L15">
      <style:paragraph-properties fo:margin-top="0cm" fo:margin-bottom="0cm"/>
    </style:style>
    <style:style style:name="P55" style:family="paragraph" style:parent-style-name="Text_20_body" style:list-style-name="L16">
      <style:paragraph-properties fo:margin-top="0cm" fo:margin-bottom="0cm"/>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weight="bold"/>
    </style:style>
    <style:style style:name="T9" style:family="text">
      <style:text-properties fo:color="#000000" style:text-underline-style="solid" style:text-underline-width="auto" style:text-underline-color="font-color"/>
    </style:style>
    <style:style style:name="T10" style:family="text">
      <style:text-properties fo:color="#000000" style:text-underline-style="none"/>
    </style:style>
    <style:style style:name="T11" style:family="text">
      <style:text-properties fo:font-style="italic"/>
    </style:style>
    <style:style style:name="T12" style:family="text">
      <style:text-properties style:text-position="33% 80%"/>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style:text-properties style:font-name="StarSymbol1"/>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chmark</text:p>
      <text:p text:style-name="P2">Sobre Sistema de Archivos Ext3</text:p>
      <text:p text:style-name="P5"/>
      <text:p text:style-name="P7">Integrantes del grupo</text:p>
      <text:p text:style-name="P8">Germán Hüttemann</text:p>
      <text:p text:style-name="P8">Fernando Mancía</text:p>
      <text:p text:style-name="P8">Cristhian Parra</text:p>
      <text:p text:style-name="P17">Marcelo Rodas</text:p>
      <text:p text:style-name="P10"/>
      <text:p text:style-name="P3">1. Subsistema</text:p>
      <text:p text:style-name="Standard">Sistemas de archivos Ext3 para archivos del Sistema Operativo Linux.</text:p>
      <text:p text:style-name="Standard"/>
      <text:p text:style-name="P3">2. Medidas</text:p>
      <text:p text:style-name="Standard"/>
      <text:p text:style-name="P5">2.1. Descripción de Métricas medibles</text:p>
      <text:p text:style-name="P5"/>
      <text:p text:style-name="P9">A continuación se mencionan las métricas que efectivamente proponemos para la evaluación del sistema seleccionado:</text:p>
      <text:p text:style-name="P5"/>
      <text:list text:style-name="L1">
        <text:list-item>
          <text:p text:style-name="P30"><text:span text:style-name="T1">Cantidad de lecturas y escrituras por segundo:</text:span> Consiste en la cantidad de operaciones de lectura y escritura realizadas por segundo. Se espera que las operaciones por segundo aumenten, ya que esto implicaría que una mayor cantidad de operaciones puedan ser realizadas en una misma unidad de tiempo.</text:p>
        </text:list-item>
        <text:list-item>
          <text:p text:style-name="P30"><text:span text:style-name="T1">Cantidad de bytes leídos y escritos por segundo:</text:span> Consiste en la suma de los tamaños de los archivos leídos o escritos por segundo. Se espera que la cantidad de bytes procesados por segundo aumente, ya que esto implica que se tiene un mayor throughput de datos de entrada o de salida.</text:p>
        </text:list-item>
        <text:list-item>
          <text:p text:style-name="P30"><text:span text:style-name="T1">Latencia de lecturas y escrituras:</text:span> Consiste en el tiempo que se tarda en realizar una lectura o una escritura de un archivo. Se espera que esta latencia disminuya, realizando operaciones de lectura o escritura de forma más rápida.</text:p>
        </text:list-item>
        <text:list-item>
          <text:p text:style-name="P30"><text:span text:style-name="T1">Latencia de creación y borrado de directorio:</text:span> Consiste en el tiempo que se tarda en realizar la creación y borrado de un directorio.</text:p>
        </text:list-item>
        <text:list-item>
          <text:p text:style-name="P30"><text:span text:style-name="T1">Porcentaje de fragmentación del sistema de archivos:</text:span> Consiste en el porcentaje de fragmentación causado por la administración de archivos del filesystem, debido a que se manejan archivos más grandes del tamaño de bloques y se guarda un archivo de forma fragmentada, es decir en más de un bloque de datos no contiguos. Mientra exista menor fragmentación, más rápido será el acceso al archivo.</text:p>
        </text:list-item>
      </text:list>
      <text:p text:style-name="P11"/>
      <text:p text:style-name="P12">2.2. Métricas para la evaluación del sistema</text:p>
      <text:list text:style-name="L2">
        <text:list-item>
          <text:p text:style-name="P49"><text:bookmark text:name="Métricas_para_la_evaluación_del_sistema1"/><text:span text:style-name="Strong_20_Emphasis">BLs:</text:span> Cantidad de bytes leídos por segundo. </text:p>
        </text:list-item>
        <text:list-item>
          <text:p text:style-name="P49"><text:bookmark text:name="Métricas_para_la_evaluación_del_sistema2"/><text:span text:style-name="Strong_20_Emphasis">BEs:</text:span> Cantidad de bytes escritos por segundo. </text:p>
        </text:list-item>
        <text:list-item>
          <text:p text:style-name="P49"><text:bookmark text:name="Métricas_para_la_evaluación_del_sistema3"/><text:span text:style-name="Strong_20_Emphasis">LL:</text:span> Latencia de lectura. </text:p>
        </text:list-item>
        <text:list-item>
          <text:p text:style-name="P49"><text:bookmark text:name="Métricas_para_la_evaluación_del_sistema4"/><text:span text:style-name="Strong_20_Emphasis">LE:</text:span> Latencia de escritura. </text:p>
        </text:list-item>
        <text:list-item>
          <text:p text:style-name="P49"><text:bookmark text:name="Métricas_para_la_evaluación_del_sistema5"/><text:span text:style-name="Strong_20_Emphasis">tCD:</text:span> Tiempo de creación de directorios. </text:p>
        </text:list-item>
        <text:list-item>
          <text:p text:style-name="P49"><text:bookmark text:name="Métricas_para_la_evaluación_del_sistema6"/><text:span text:style-name="Strong_20_Emphasis">tBD:</text:span> Tiempo de borrado de directorios.</text:p>
        </text:list-item>
        <text:list-item>
          <text:p text:style-name="P50"><text:span text:style-name="Strong_20_Emphasis">PF:</text:span> <text:span text:style-name="T2">Porcentaje de fragmentación del sistema de archivos. </text:span></text:p>
        </text:list-item>
      </text:list>
      <text:p text:style-name="P12"/>
      <text:p text:style-name="P12"/>
      <text:p text:style-name="P12"><text:soft-page-break/>2.3. Monitorización de Métricas</text:p>
      <text:p text:style-name="P13"/>
      <text:p text:style-name="P13">Todas las métricas propuestas serán monitoreadas por el propio benchmark. Para las métricas 1 y 2, lo que se realizará es controlar los tiempos de lecturas y escrituras de archivos y controlar cuantos bytes se van escribiendo en todas las operaciones, luego se divide los bytes totales por el tiempo total de las operaciones. Para las métricas 3, 4, 5 y 6, lo que se realizará es calcular el tiempo que tarda en realizar las operaciónes de lectura, escritura, creación de directorios y borrado de directorio respectivamente, luego se divide el tiempo calculado por la cantidad de operaciones correspondientes (o sea, se prácticamente se promedia la latencia de una operación).</text:p>
      <text:p text:style-name="P13">En cuanto a la séptima métrica, encontramos que datos de fragmentación podrían ser obtenidos con los comandos e2fsck, fsck.</text:p>
      <text:p text:style-name="Standard"/>
      <text:p text:style-name="P3">3. Parámetros</text:p>
      <text:p text:style-name="Standard"/>
      <text:p text:style-name="P11">El sistema de archivos Ext3, es una extensión sistema Ext2, al cual agrega las siguientes características: </text:p>
      <text:list text:style-name="L3">
        <text:list-item>
          <text:p text:style-name="P31">Un sistema de Journaling. </text:p>
        </text:list-item>
        <text:list-item>
          <text:p text:style-name="P31">Crecimiento en line del sistema. </text:p>
        </text:list-item>
        <text:list-item>
          <text:p text:style-name="P31">Una versión especializada de BTrees para el manejo de directorios grandes, conocido como HTree.</text:p>
        </text:list-item>
      </text:list>
      <text:p text:style-name="P11"/>
      <text:p text:style-name="P11">En particular, el Journaling consiste en tener un registro de transacciones realizadas por el sistema de archivos, resultando en una masiva reducción del tiempo de recuperación del sistema de archivos, luego del apagado repentino del mismo.</text:p>
      <text:p text:style-name="Standard"/>
      <text:p text:style-name="P6"><text:span text:style-name="T3">3.1. </text:span>Parámetros generales</text:p>
      <text:p text:style-name="Standard"/>
      <text:p text:style-name="P14">Tamaño del bloque</text:p>
      <text:list text:style-name="L4">
        <text:list-item>
          <text:p text:style-name="P32"><text:span text:style-name="T1">Descripción:</text:span> El tamaño de bloque del sistema de archivos no es un parámetro variable online, ya que se determina al crear el mismo, sin embargo, creemos que será importante realizar pruebas sobre sistemas de archivos con características similares, pero con distintos tamaños de bloque. </text:p>
        </text:list-item>
        <text:list-item>
          <text:p text:style-name="P32"><text:span text:style-name="T1">Influencia sobre el Rendimiento:</text:span> Este parámetro tiene influencia en el tamaño máximo de los archivos que se guardan en el filesystem y también en el tamaño máximo del sistema de archivos. Sin embargo, estas dos limitaciones no son las que nos interesa estudiar, sino más bien nos interesa como influye este parámetro en la administración de los metadatos.</text:p>
          <text:p text:style-name="P32">Más precisamente, diferentes tamaños de bloque tendrán influencia en la manera en que Ext3 busca los bloques asociados a un archivo. La estructura de inodos de Ext3, contiene un array de 15 punteros de 32 bits. Los 12 primeros direccionan lo primeros doce bloques de un archivo y los 3 siguientes se utilizan para direccionar “bloques de indirección” que permiten direccionar los siguientes bloques del archivo.</text:p>
          <text:p text:style-name="P32">Si el tamaño de bloques es por ejemplo 4 KB, los primeros doce punteros permitirá direccionar hasta 48 KB de un archivo. Un tamaño menor, podría influir seriamente en el rendimiento, ya que se forzaría a buscar en los bloques de indirección constantemente, pero sería muy apropiado si a priori supiéramos que el sistema de archivos solo manejará archivos pequeños.</text:p>
        </text:list-item>
        <text:list-item>
          <text:p text:style-name="P32"><text:span text:style-name="T1">Carga:</text:span> La carga asociada a la prueba que determine la influencia de este parámetro debe ser una carga, fundamentalmente, de un alto porcentaje de lecturas, que nos permitan observar como evoluciona el sistema cuando se consultan archivos grandes y se deben utilizar los <text:soft-page-break/>bloques de indirección.</text:p>
        </text:list-item>
        <text:list-item>
          <text:p text:style-name="P32"><text:span text:style-name="T1">Valores: </text:span>El tamaño de bloques, junto con las limitaciones que este impone sobre el tamaño máximo de archivos y del filesystem se presentan en la siguiente tabla:</text:p>
        </text:list-item>
      </text:list>
      <text:p text:style-name="P11"/>
      <text:p text:style-name="P11"/>
      <text:p text:style-name="P11"/>
      <table:table table:name="Tabla1" table:style-name="Tabla1">
        <table:table-column table:style-name="Tabla1.A"/>
        <table:table-column table:style-name="Tabla1.B"/>
        <table:table-column table:style-name="Tabla1.C"/>
        <table:table-row>
          <table:table-cell table:style-name="Tabla1.A1" office:value-type="string">
            <text:p text:style-name="P19">Tamaño de Bloque</text:p>
          </table:table-cell>
          <table:table-cell table:style-name="Tabla1.A1" office:value-type="string">
            <text:p text:style-name="P19">Máximo Tamaño de Archivo</text:p>
          </table:table-cell>
          <table:table-cell table:style-name="Tabla1.C1" office:value-type="string">
            <text:p text:style-name="P19">Máximo tamaño del filesystem</text:p>
          </table:table-cell>
        </table:table-row>
        <table:table-row>
          <table:table-cell table:style-name="Tabla1.A2" office:value-type="string">
            <text:p text:style-name="P20">1 KB</text:p>
          </table:table-cell>
          <table:table-cell table:style-name="Tabla1.A2" office:value-type="string">
            <text:p text:style-name="P20">16 GB</text:p>
          </table:table-cell>
          <table:table-cell table:style-name="Tabla1.C2" office:value-type="string">
            <text:p text:style-name="P20">2 TB</text:p>
          </table:table-cell>
        </table:table-row>
        <table:table-row>
          <table:table-cell table:style-name="Tabla1.A2" office:value-type="string">
            <text:p text:style-name="P20">2 KB</text:p>
          </table:table-cell>
          <table:table-cell table:style-name="Tabla1.A2" office:value-type="string">
            <text:p text:style-name="P20">256 GB</text:p>
          </table:table-cell>
          <table:table-cell table:style-name="Tabla1.C2" office:value-type="string">
            <text:p text:style-name="P20">8 TB</text:p>
          </table:table-cell>
        </table:table-row>
        <table:table-row>
          <table:table-cell table:style-name="Tabla1.A2" office:value-type="string">
            <text:p text:style-name="P20">4 KB</text:p>
          </table:table-cell>
          <table:table-cell table:style-name="Tabla1.A2" office:value-type="string">
            <text:p text:style-name="P20">2 TB</text:p>
          </table:table-cell>
          <table:table-cell table:style-name="Tabla1.C2" office:value-type="string">
            <text:p text:style-name="P20">16 TB</text:p>
          </table:table-cell>
        </table:table-row>
        <table:table-row>
          <table:table-cell table:style-name="Tabla1.A2" office:value-type="string">
            <text:p text:style-name="P20">8 KB*</text:p>
          </table:table-cell>
          <table:table-cell table:style-name="Tabla1.A2" office:value-type="string">
            <text:p text:style-name="P20">2 TB</text:p>
          </table:table-cell>
          <table:table-cell table:style-name="Tabla1.C2" office:value-type="string">
            <text:p text:style-name="P20">32 TB</text:p>
          </table:table-cell>
        </table:table-row>
      </table:table>
      <text:p text:style-name="Standard"/>
      <text:p text:style-name="Standard"><text:tab/>*Este último caso solo es posible para arquitecturas que soporten páginas de 8 KB. <text:tab/>Probaremos los tres primeros valores. </text:p>
      <text:p text:style-name="Standard"/>
      <text:p text:style-name="P6"><text:span text:style-name="T3">3.2. </text:span>Parámetros específicos de Ext3</text:p>
      <text:p text:style-name="Standard"/>
      <text:p text:style-name="P14">Nivel de journaling</text:p>
      <text:list text:style-name="L5">
        <text:list-item>
          <text:p text:style-name="P33"><text:span text:style-name="T1">Descripción:</text:span> Ext3 se define como un “Journaled File System”, lo que significa que puede registrar los cambios a un “journal” (usualmente un archivo circular en un área dedicada) antes de hacer commit de los cambios al archivo real. </text:p>
          <text:p text:style-name="P33">De esta manera, el sistema se vuelve menos propenso a volverse corrupto cuando hay alguna <text:s/>falla de alimentación, o el sistema se cuelga por algún motivo.</text:p>
        </text:list-item>
        <text:list-item>
          <text:p text:style-name="P33"><text:span text:style-name="T1">Influencia en el Rendimiento:</text:span> Este parámetro tiene una influencia directa en el rendimiento del sistema de archivos, porque de acuerdo al nivel de Journaling que se tenga, el costo de cada escritura en el disco podría multiplicarse por 2, ya que primero los cambios se colocan en el Journal y luego se confirman. </text:p>
        </text:list-item>
        <text:list-item>
          <text:p text:style-name="P33"><text:span text:style-name="T1">Valores:</text:span> El Journaling se realiza en tres niveles, lo cual se puede configurar al montar el sistema de archivos ya sea agregando la opción data=&lt;nivel&gt; en /etc/fstab, o mediante el comando tune2fs: <text:span text:style-name="T4"># tune2fs -O has_journal -o journal_data /dev/hdXY</text:span></text:p>
          <text:list>
            <text:list-item>
              <text:p text:style-name="P35"><text:span text:style-name="T5">Journal:</text:span><text:span text:style-name="T6"> En este nivel, tanto los metadatos como el contenido de los archivos se escriben en el journal antes de ser confirmados. En general, el rendimiento debería bajar debido a que los datos se escriben dos veces. Sin embargo, es el nivel más seguro que permite una rápida y confiable recuperación después de un crash.</text:span></text:p>
            </text:list-item>
            <text:list-item>
              <text:p text:style-name="P35"><text:span text:style-name="T5">Ordered:</text:span><text:span text:style-name="T7"> </text:span><text:span text:style-name="T6">En este caso, solo los metadatos se escriben en el Journal. Se garantiza sin embargo que el contenido de los archivos se escribe antes que sus metadatos asociados sean marcados como confirmados en el journal. Suele ser el valor por defecto en las diferentes distribuciones de Linux. </text:span></text:p>
            </text:list-item>
            <text:list-item>
              <text:p text:style-name="P35"><text:span text:style-name="T5">Writeback:</text:span><text:span text:style-name="T6"> Como en el caso anterior, los metadatos se escriben en el journal. La diferencia está en que el contenido puede escribirse al archivo antes o después que el journal sea actualizado.</text:span></text:p>
            </text:list-item>
          </text:list>
          <text:p text:style-name="P36">No se habla de la posibilidad de desactivar completamente el Journal porque en ese caso estaríamos bajando a la versión del sistema de archivos Ext2.</text:p>
        </text:list-item>
        <text:list-item>
          <text:p text:style-name="P35"><text:span text:style-name="T5">Carga:</text:span><text:span text:style-name="T6"> Para notar en detalle como influye el journaling en el sistema de archivos, aumentaremos la cantidad de escrituras realizadas que forzarán al sistema a escribir constantemente en el journal.</text:span></text:p>
        </text:list-item>
      </text:list>
      <text:p text:style-name="P11"/>
      <text:p text:style-name="P16"><text:soft-page-break/>Sync Interval</text:p>
      <text:list text:style-name="L6">
        <text:list-item>
          <text:p text:style-name="P34"><text:span text:style-name="T1">Descripción:</text:span> Se refiere al intervalo de tiempo entre cada sincronización del journal con los archivos reales. Se puede cambiar al montar el sistema de archivos utilizando -o commit=Nsec </text:p>
        </text:list-item>
        <text:list-item>
          <text:p text:style-name="P34"><text:span text:style-name="T1">Influencia sobre el Rendimiento:</text:span> A mayores valores de tiempo, se mejora el rendimiento porque se reduce la sobrecarga de operaciones del sistema de archivos, sin embargo, se pierde en confiabilidad ante fallos del sistema.</text:p>
        </text:list-item>
        <text:list-item>
          <text:p text:style-name="P34"><text:span text:style-name="T1">Valores:</text:span> El valor por defecto es 5 segundos. Variaremos el parámetro con los valores 3 y 10, para ver su influencia.</text:p>
        </text:list-item>
        <text:list-item>
          <text:p text:style-name="P34"><text:span text:style-name="T1">Carga:</text:span> Alto porcentaje de escrituras sobre el filesystem.</text:p>
        </text:list-item>
      </text:list>
      <text:p text:style-name="Standard"/>
      <text:p text:style-name="P15">Eliminar la actualización del access time para los archivos</text:p>
      <text:list text:style-name="L7">
        <text:list-item>
          <text:p text:style-name="P37"><text:span text:style-name="T1">Descripción:</text:span><text:span text:style-name="T3"> </text:span>Cada vez que un archivo es accedido, el sistema de archivos actualiza el atributo de tiempo de acceso del mismo. Esta actualización puede ser desactivada. Se puede manipular editando /etc/fstab con lo siguiente: </text:p>
          <text:p text:style-name="P39">/dev/hda1 / ext3 defaults, errors=remount-ro, <text:span text:style-name="T8">noatime</text:span>, auto, rw, dev, exec, suid, nouser, data=writeback 0 1</text:p>
        </text:list-item>
        <text:list-item>
          <text:p text:style-name="P37"><text:span text:style-name="T1">Influencia sobre el Rendimiento:</text:span><text:span text:style-name="T3"> </text:span>La influencia en el rendimiento se da sobre todo porque se disminuye la sobrecarga de trabajo del filesystem. Es una buena opción para web servers, news servers u otros sistemas con altas tasas de acceso a archivos. </text:p>
        </text:list-item>
        <text:list-item>
          <text:p text:style-name="P38">Valores:<text:span text:style-name="T3"> <text:s/>Activado/desactivado. Realizaremos pruebas con ambas configuraciones. </text:span></text:p>
        </text:list-item>
        <text:list-item>
          <text:p text:style-name="P37"><text:span text:style-name="T9">Carga:</text:span><text:span text:style-name="T10"> Alto porcentaje de lecturas sobre el filesystem.</text:span></text:p>
        </text:list-item>
      </text:list>
      <text:p text:style-name="Standard"/>
      <text:p text:style-name="P6"><text:bookmark text:name="Parámetros_a_variar21"/><text:span text:style-name="T3">3.3. </text:span>Resumen de Parámetros a variar</text:p>
      <text:list text:style-name="L8">
        <text:list-item>
          <text:p text:style-name="P40"><text:bookmark text:name="Parámetros_a_variar1"/><text:span text:style-name="Strong_20_Emphasis">Tamaño del Bloque (pTB):</text:span> </text:p>
        </text:list-item>
      </text:list>
      <text:p text:style-name="Quotations"><text:bookmark text:name="Parámetros_a_variar2"/>Tiene influencia fundamentalmente en las lecturas. Cómo no se puede variar online, se probará con el valor máximo (4Kb) y con el valor mínimo (1Kb). </text:p>
      <text:list text:style-name="L9">
        <text:list-item>
          <text:p text:style-name="P41"><text:bookmark text:name="Parámetros_a_variar3"/><text:span text:style-name="Strong_20_Emphasis">Nivel de journaling (pNJ):</text:span> </text:p>
        </text:list-item>
      </text:list>
      <text:p text:style-name="Quotations"><text:bookmark text:name="Parámetros_a_variar4"/>Influye sobre todo en las escrituras. Se trata del nivel con el que las transacciones del filesystem serán protegidas para la recuperación, a través del archivo de journal. </text:p>
      <text:p text:style-name="Quotations"><text:bookmark text:name="Parámetros_a_variar5"/>Existen tres posibles modos: </text:p>
      <text:list text:style-name="L10">
        <text:list-item>
          <text:p text:style-name="P51"><text:bookmark text:name="Parámetros_a_variar6"/><text:span text:style-name="T11">Data Journal:</text:span> Todos los datos y metadatos son confirmados al journal, antes de ser escritos en el disco. </text:p>
        </text:list-item>
        <text:list-item>
          <text:p text:style-name="P51"><text:bookmark text:name="Parámetros_a_variar7"/><text:span text:style-name="T11">Data Ordered:</text:span> Es el modo por defecto, solo los metadatos se guardan en el journal, pero se garantiza que todos los datos son forzados directamente al sistema de archivos, antes que los metadatos sean confirmados en el journal. </text:p>
        </text:list-item>
        <text:list-item>
          <text:p text:style-name="P42"><text:bookmark text:name="Parámetros_a_variar8"/><text:span text:style-name="T11">Data Writeback:</text:span> Igual que el caso anterior, solo que el orden no se preserva. Los datos pueden escribirse en el disco, antes que los metadatos sean confirmados en el journal, lo que haría que datos antiguos, puedan aparecer en los archivos después de un fallo o recuperación del journal. </text:p>
        </text:list-item>
      </text:list>
      <text:p text:style-name="Quotations"><text:bookmark text:name="Parámetros_a_variar9"/>Se probarán dos modos: </text:p>
      <text:list text:style-name="L11">
        <text:list-item>
          <text:p text:style-name="P52"><text:bookmark text:name="Parámetros_a_variar10"/>El modo por defecto (ordered) </text:p>
        </text:list-item>
        <text:list-item>
          <text:p text:style-name="P43"><text:bookmark text:name="Parámetros_a_variar11"/>El modo optimizado (writeback) </text:p>
        </text:list-item>
      </text:list>
      <text:p text:style-name="P21"><text:tab/>Para cambiar este parámetro, se necesita remontar el sistema de archivos: </text:p>
      <text:p text:style-name="P21"><text:soft-page-break/><text:tab/><text:tab/># mount -t ext3 -o data=&lt;modo&gt; /dev/sda3 /vol01 </text:p>
      <text:p text:style-name="P21"><text:tab/>También se puede cambiar el tipo de montaje por defecto:</text:p>
      <text:p text:style-name="P24"><text:tab/><text:tab/># tune2fs -O has_journal -o journal_data /dev/hdXY</text:p>
      <text:list text:style-name="L12">
        <text:list-item>
          <text:p text:style-name="P44"><text:bookmark text:name="Parámetros_a_variar13"/><text:span text:style-name="Strong_20_Emphasis">Sync Interval (pSI):</text:span> </text:p>
        </text:list-item>
      </text:list>
      <text:p text:style-name="Quotations"><text:bookmark text:name="Parámetros_a_variar14"/>Intervalo de tiempo entre cada sincronización del journal con los archivos reales. Se puede cambiar al montar el sistema de archivos utilizando -o commit=Nsec. </text:p>
      <text:p text:style-name="Quotations"><text:bookmark text:name="Parámetros_a_variar15"/><text:bookmark text:name="Parámetros_a_variar16"/>A mayores valores de tiempo, se mejora el rendimiento porque se reduce la sobrecarga de operaciones del sistema de archivos, sin embargo, se pierde en confiabilidad ante fallos del sistema. Influye en operaciones de escritura. </text:p>
      <text:p text:style-name="P22"><text:bookmark text:name="Parámetros_a_variar17"/><text:tab/>Al montar: </text:p>
      <text:p text:style-name="P25"><text:tab/><text:tab/># mount -t ext3 -o commit=Nsec /dev/sda2 /vol02</text:p>
      <text:list text:style-name="L13">
        <text:list-item>
          <text:p text:style-name="P45"><text:bookmark text:name="Parámetros_a_variar18"/><text:span text:style-name="Strong_20_Emphasis">Eliminar la actualización del access time (pAT):</text:span> </text:p>
        </text:list-item>
      </text:list>
      <text:p text:style-name="Quotations"><text:bookmark text:name="Parámetros_a_variar19"/>Influye en lecturas. Consiste en la actualización de este atributo ante cada acceso al archivo. </text:p>
      <text:p text:style-name="P23"><text:tab/>Se puede manipular editando /etc/fstab con lo siguiente: </text:p>
      <text:p text:style-name="P23"><text:tab/><text:tab/>/dev/hda1 / ext3 defaults, errors=remount-ro, noatime, auto, rw, dev, <text:tab/><text:tab/>exec, suid, nouser, data=writeback 0 1</text:p>
      <text:p text:style-name="P23"><text:tab/>O al montar: </text:p>
      <text:p text:style-name="P26"><text:tab/><text:tab/>mount -t ext3 -o noatime /dev/sda2 /vol02</text:p>
      <text:p text:style-name="P18"/>
      <text:h text:style-name="Heading_20_1" text:outline-level="1" text:is-list-header="true"><text:bookmark text:name="Operaciones_Básicas"/>Operaciones Básicas</text:h>
      <text:p text:style-name="Quotations"><text:bookmark text:name="Operaciones_Básicas1"/><text:span text:style-name="T11">Operaciones</text:span> ------- <text:span text:style-name="T11">Abreviatura</text:span> ------- <text:span text:style-name="T11">Responsable</text:span> ------- <text:span text:style-name="T11">Estado</text:span> </text:p>
      <text:list text:style-name="L14">
        <text:list-item>
          <text:p text:style-name="P53"><text:bookmark text:name="Operaciones_Básicas2"/>Crear Archivo. <text:span text:style-name="Strong_20_Emphasis">(CA)</text:span> ghuttemann semi-terminado </text:p>
        </text:list-item>
        <text:list-item>
          <text:p text:style-name="P53"><text:bookmark text:name="Operaciones_Básicas3"/>Leer Archivo. <text:span text:style-name="Strong_20_Emphasis">(LA)</text:span> ghuttemann </text:p>
          <text:list>
            <text:list-item>
              <text:p text:style-name="P53"><text:bookmark text:name="Operaciones_Básicas4"/>Secuencialmente. </text:p>
            </text:list-item>
          </text:list>
        </text:list-item>
        <text:list-item>
          <text:p text:style-name="P53"><text:bookmark text:name="Operaciones_Básicas5"/>Aleatoriamente. </text:p>
        </text:list-item>
        <text:list-item>
          <text:p text:style-name="P53"><text:bookmark text:name="Operaciones_Básicas6"/>Escribir Archivo. <text:span text:style-name="Strong_20_Emphasis">(EA)</text:span> ghuttemann </text:p>
          <text:list>
            <text:list-item>
              <text:p text:style-name="P53"><text:bookmark text:name="Operaciones_Básicas7"/>Secuencialmente. </text:p>
            </text:list-item>
          </text:list>
        </text:list-item>
        <text:list-item>
          <text:p text:style-name="P53"><text:bookmark text:name="Operaciones_Básicas8"/>Aleatoriamente. </text:p>
        </text:list-item>
        <text:list-item>
          <text:p text:style-name="P53"><text:bookmark text:name="Operaciones_Básicas9"/>Borrar Archivo. <text:span text:style-name="Strong_20_Emphasis">(BA)</text:span> cparra </text:p>
        </text:list-item>
        <text:list-item>
          <text:p text:style-name="P53"><text:bookmark text:name="Operaciones_Básicas10"/>Crear Directorio. <text:span text:style-name="Strong_20_Emphasis">(CD)</text:span> cparra </text:p>
        </text:list-item>
        <text:list-item>
          <text:p text:style-name="P46"><text:bookmark text:name="Operaciones_Básicas11"/>Borrar Directorio. <text:span text:style-name="Strong_20_Emphasis">(BD)</text:span> cparra </text:p>
        </text:list-item>
      </text:list>
      <text:p text:style-name="Quotations"><text:bookmark text:name="Operaciones_Básicas12"/><text:span text:style-name="Strong_20_Emphasis"><text:span text:style-name="T11">Obs:</text:span></text:span> Todas las operaciones básicas, deben ser implementadas en <text:span text:style-name="Strong_20_Emphasis"><text:span text:style-name="T11">primitivas.c</text:span></text:span> </text:p>
      <text:h text:style-name="Heading_20_1" text:outline-level="1" text:is-list-header="true"><text:bookmark text:name="Operaciones_considerando_las_cargas_(OPCx)"/>Operaciones considerando las cargas (OPCx)</text:h>
      <text:list text:style-name="L15">
        <text:list-item>
          <text:p text:style-name="P54"><text:bookmark text:name="Operaciones_considerando_las_cargas_(OPCx)1"/><text:span text:style-name="Strong_20_Emphasis">c1000A:</text:span> Crear 1000 archivos para pruebas de re-lectura. </text:p>
        </text:list-item>
        <text:list-item>
          <text:p text:style-name="P54"><text:bookmark text:name="Operaciones_considerando_las_cargas_(OPCx)2"/><text:span text:style-name="Strong_20_Emphasis">l1000A:</text:span> Leer secuencialmente los 1000 archivos creados. </text:p>
        </text:list-item>
        <text:list-item>
          <text:p text:style-name="P54"><text:bookmark text:name="Operaciones_considerando_las_cargas_(OPCx)3"/><text:span text:style-name="Strong_20_Emphasis">rl1000A:</text:span> Releer secuencialmente los 1000 archivos creados. </text:p>
        </text:list-item>
        <text:list-item>
          <text:p text:style-name="P54"><text:bookmark text:name="Operaciones_considerando_las_cargas_(OPCx)4"/><text:soft-page-break/><text:span text:style-name="Strong_20_Emphasis">c2000A2m:</text:span> Crear 2000 archivos de 2 MB para accesos secuenciales y escrituras </text:p>
        </text:list-item>
        <text:list-item>
          <text:p text:style-name="P54"><text:bookmark text:name="Operaciones_considerando_las_cargas_(OPCx)5"/><text:span text:style-name="Strong_20_Emphasis">re2000A2m:</text:span> Reescribir aleatoriamente en los 2000 archivos. </text:p>
        </text:list-item>
        <text:list-item>
          <text:p text:style-name="P54"><text:bookmark text:name="Operaciones_considerando_las_cargas_(OPCx)6"/><text:span text:style-name="Strong_20_Emphasis">lNSeq:</text:span> Leer los N archivos creados anteriormente, de forma secuencial. </text:p>
        </text:list-item>
        <text:list-item>
          <text:p text:style-name="P54"><text:bookmark text:name="Operaciones_considerando_las_cargas_(OPCx)7"/><text:span text:style-name="Strong_20_Emphasis">lNAleat:</text:span> Leer los N archivos creados anteriormente, de forma aleatoria. </text:p>
        </text:list-item>
        <text:list-item>
          <text:p text:style-name="P54"><text:bookmark text:name="Operaciones_considerando_las_cargas_(OPCx)8"/><text:span text:style-name="Strong_20_Emphasis">cNDirs:</text:span> Crear 100000 directorios. </text:p>
        </text:list-item>
        <text:list-item>
          <text:p text:style-name="P54"><text:bookmark text:name="Operaciones_considerando_las_cargas_(OPCx)9"/><text:span text:style-name="Strong_20_Emphasis">bNDirs:</text:span> Borrar los 10000 directorios. </text:p>
        </text:list-item>
        <text:list-item>
          <text:p text:style-name="P54"><text:bookmark text:name="Operaciones_considerando_las_cargas_(OPCx)10"/><text:span text:style-name="Strong_20_Emphasis">c1000Avac:</text:span> Crear 1000 archivos vacíos.<text:span text:style-name="T12">1</text:span> </text:p>
        </text:list-item>
        <text:list-item>
          <text:p text:style-name="P54"><text:bookmark text:name="Operaciones_considerando_las_cargas_(OPCx)11"/><text:span text:style-name="Strong_20_Emphasis">e1000A600b:</text:span> Escribir 600 bytes en cada archivo (repetir 1000 veces).<text:span text:style-name="T12">1</text:span> </text:p>
        </text:list-item>
        <text:list-item>
          <text:p text:style-name="P54"><text:bookmark text:name="Operaciones_considerando_las_cargas_(OPCx)12"/><text:span text:style-name="Strong_20_Emphasis">t1000Amitad:</text:span> Truncar cada archivo a la mitad de su longitud.<text:span text:style-name="T12">1</text:span> </text:p>
        </text:list-item>
        <text:list-item>
          <text:p text:style-name="P47"><text:bookmark text:name="Operaciones_considerando_las_cargas_(OPCx)13"/><text:span text:style-name="Strong_20_Emphasis">a1000A600b:</text:span> Agregar 600 bytes en cada archivo (repetir 1000 veces).<text:span text:style-name="T12">1</text:span> </text:p>
        </text:list-item>
      </text:list>
      <text:p text:style-name="Quotations"><text:bookmark text:name="Operaciones_considerando_las_cargas_(OPCx)14"/><text:span text:style-name="T12">1</text:span> Esta operación se realizará aparte exclusivamente para medir la fragmentación. </text:p>
      <text:p text:style-name="Quotations"><text:bookmark text:name="Operaciones_considerando_las_cargas_(OPCx)15"/><text:span text:style-name="Strong_20_Emphasis"><text:span text:style-name="T11">Observación: </text:span></text:span>Los códigos asociados a cada uno de los elementos de más arriba, fueron asignados para su fácil asociación en los cuadros y explicaciones posteriores. </text:p>
      <text:h text:style-name="Heading_20_1" text:outline-level="1" text:is-list-header="true"><text:bookmark text:name="Relaciones_de_las_operaciones_con_las_Métricas_y_Parámetros"/>Relaciones de las operaciones con las Métricas y Parámetros</text:h>
      <text:p text:style-name="Text_20_body"><text:bookmark text:name="Relaciones_de_las_operaciones_con_las_Métricas_y_Parámetros1"/>La siguiente tabla resume todas nuestras operaciones, y su relación con los parámetros y métricas que se quieren medir. </text:p>
      <text:p text:style-name="Text_20_body"><text:bookmark text:name="Relaciones_de_las_operaciones_con_las_Métricas_y_Parámetros2"/>También se aclara por cada Operación, el responsble de implementarla y probarla antes de incluir en el programa principal de evaluación. </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27"><text:span text:style-name="Strong_20_Emphasis">Operaciones</text:span> </text:p>
          </table:table-cell>
          <table:table-cell table:style-name="Tabla2.A1" office:value-type="string">
            <text:p text:style-name="P27"><text:span text:style-name="Strong_20_Emphasis">Operaciones Básicas</text:span> </text:p>
          </table:table-cell>
          <table:table-cell table:style-name="Tabla2.A1" office:value-type="string">
            <text:p text:style-name="P27"><text:span text:style-name="Strong_20_Emphasis">Métricas</text:span> </text:p>
          </table:table-cell>
          <table:table-cell table:style-name="Tabla2.A1" office:value-type="string">
            <text:p text:style-name="P27"><text:span text:style-name="Strong_20_Emphasis">Parámetros</text:span> </text:p>
          </table:table-cell>
          <table:table-cell table:style-name="Tabla2.A1" office:value-type="string">
            <text:p text:style-name="P27"><text:span text:style-name="Strong_20_Emphasis">Mix de Impl.</text:span> </text:p>
          </table:table-cell>
        </table:table-row>
        <table:table-row>
          <table:table-cell table:style-name="Tabla2.A1" office:value-type="string">
            <text:p text:style-name="P27">c1000A </text:p>
          </table:table-cell>
          <table:table-cell table:style-name="Tabla2.A1" office:value-type="string">
            <text:p text:style-name="P27">CA, EA </text:p>
          </table:table-cell>
          <table:table-cell table:style-name="Tabla2.A1" office:value-type="string">
            <text:p text:style-name="P27">BEs, LE </text:p>
          </table:table-cell>
          <table:table-cell table:style-name="Tabla2.A1" office:value-type="string">
            <text:p text:style-name="P27">pTB, pNJ, pSI </text:p>
          </table:table-cell>
          <table:table-cell table:style-name="Tabla2.A1" office:value-type="string">
            <text:p text:style-name="P27">mLect </text:p>
          </table:table-cell>
        </table:table-row>
        <table:table-row>
          <table:table-cell table:style-name="Tabla2.A1" office:value-type="string">
            <text:p text:style-name="P27">l1000A </text:p>
          </table:table-cell>
          <table:table-cell table:style-name="Tabla2.A1" office:value-type="string">
            <text:p text:style-name="P27">LA (S) </text:p>
          </table:table-cell>
          <table:table-cell table:style-name="Tabla2.A1" office:value-type="string">
            <text:p text:style-name="P27">BLs, LL </text:p>
          </table:table-cell>
          <table:table-cell table:style-name="Tabla2.A1" office:value-type="string">
            <text:p text:style-name="P27">pTB, pAT </text:p>
          </table:table-cell>
          <table:table-cell table:style-name="Tabla2.A1" office:value-type="string">
            <text:p text:style-name="P27">mLect </text:p>
          </table:table-cell>
        </table:table-row>
        <table:table-row>
          <table:table-cell table:style-name="Tabla2.A1" office:value-type="string">
            <text:p text:style-name="P27">rl1000A </text:p>
          </table:table-cell>
          <table:table-cell table:style-name="Tabla2.A1" office:value-type="string">
            <text:p text:style-name="P27">LA (S) </text:p>
          </table:table-cell>
          <table:table-cell table:style-name="Tabla2.A1" office:value-type="string">
            <text:p text:style-name="P27">BLs, LL </text:p>
          </table:table-cell>
          <table:table-cell table:style-name="Tabla2.A1" office:value-type="string">
            <text:p text:style-name="P27">pTB, pAT </text:p>
          </table:table-cell>
          <table:table-cell table:style-name="Tabla2.A1" office:value-type="string">
            <text:p text:style-name="P27">mLect </text:p>
          </table:table-cell>
        </table:table-row>
        <table:table-row>
          <table:table-cell table:style-name="Tabla2.A1" office:value-type="string">
            <text:p text:style-name="P27">c2000A2m </text:p>
          </table:table-cell>
          <table:table-cell table:style-name="Tabla2.A1" office:value-type="string">
            <text:p text:style-name="P27">CA, EA </text:p>
          </table:table-cell>
          <table:table-cell table:style-name="Tabla2.A1" office:value-type="string">
            <text:p text:style-name="P27">BEs, LE </text:p>
          </table:table-cell>
          <table:table-cell table:style-name="Tabla2.A1" office:value-type="string">
            <text:p text:style-name="P27">pTB, pNJ, pSI </text:p>
          </table:table-cell>
          <table:table-cell table:style-name="Tabla2.A1" office:value-type="string">
            <text:p text:style-name="P27">mEscr </text:p>
          </table:table-cell>
        </table:table-row>
        <table:table-row>
          <table:table-cell table:style-name="Tabla2.A1" office:value-type="string">
            <text:p text:style-name="P27">re2000A2m </text:p>
          </table:table-cell>
          <table:table-cell table:style-name="Tabla2.A1" office:value-type="string">
            <text:p text:style-name="P27">EA (A) </text:p>
          </table:table-cell>
          <table:table-cell table:style-name="Tabla2.A1" office:value-type="string">
            <text:p text:style-name="P27">BEs, LE </text:p>
          </table:table-cell>
          <table:table-cell table:style-name="Tabla2.A1" office:value-type="string">
            <text:p text:style-name="P27">pTB, pNJ, pSI </text:p>
          </table:table-cell>
          <table:table-cell table:style-name="Tabla2.A1" office:value-type="string">
            <text:p text:style-name="P27">mEscr </text:p>
          </table:table-cell>
        </table:table-row>
        <table:table-row>
          <table:table-cell table:style-name="Tabla2.A1" office:value-type="string">
            <text:p text:style-name="P27">lNSeq </text:p>
          </table:table-cell>
          <table:table-cell table:style-name="Tabla2.A1" office:value-type="string">
            <text:p text:style-name="P27">LA (S) </text:p>
          </table:table-cell>
          <table:table-cell table:style-name="Tabla2.A1" office:value-type="string">
            <text:p text:style-name="P27">BLs, LL </text:p>
          </table:table-cell>
          <table:table-cell table:style-name="Tabla2.A1" office:value-type="string">
            <text:p text:style-name="P27">pTB, pAT </text:p>
          </table:table-cell>
          <table:table-cell table:style-name="Tabla2.A1" office:value-type="string">
            <text:p text:style-name="P27">mLect2</text:p>
          </table:table-cell>
        </table:table-row>
        <table:table-row>
          <table:table-cell table:style-name="Tabla2.A1" office:value-type="string">
            <text:p text:style-name="P27">lNAleat </text:p>
          </table:table-cell>
          <table:table-cell table:style-name="Tabla2.A1" office:value-type="string">
            <text:p text:style-name="P27">LA (A) </text:p>
          </table:table-cell>
          <table:table-cell table:style-name="Tabla2.A1" office:value-type="string">
            <text:p text:style-name="P27">BLs, LL </text:p>
          </table:table-cell>
          <table:table-cell table:style-name="Tabla2.A1" office:value-type="string">
            <text:p text:style-name="P27">pTB, pAT </text:p>
          </table:table-cell>
          <table:table-cell table:style-name="Tabla2.A1" office:value-type="string">
            <text:p text:style-name="P27">mLect2</text:p>
          </table:table-cell>
        </table:table-row>
        <table:table-row>
          <table:table-cell table:style-name="Tabla2.A1" office:value-type="string">
            <text:p text:style-name="P27">cNDirs </text:p>
          </table:table-cell>
          <table:table-cell table:style-name="Tabla2.A1" office:value-type="string">
            <text:p text:style-name="P27">CD </text:p>
          </table:table-cell>
          <table:table-cell table:style-name="Tabla2.A1" office:value-type="string">
            <text:p text:style-name="P27">tCD </text:p>
          </table:table-cell>
          <table:table-cell table:style-name="Tabla2.A1" office:value-type="string">
            <text:p text:style-name="P27">pTB, pNJ, pSI </text:p>
          </table:table-cell>
          <table:table-cell table:style-name="Tabla2.A1" office:value-type="string">
            <text:p text:style-name="P27">mDirs </text:p>
          </table:table-cell>
        </table:table-row>
        <table:table-row>
          <table:table-cell table:style-name="Tabla2.A1" office:value-type="string">
            <text:p text:style-name="P27">bNDirs </text:p>
          </table:table-cell>
          <table:table-cell table:style-name="Tabla2.A1" office:value-type="string">
            <text:p text:style-name="P27">BD </text:p>
          </table:table-cell>
          <table:table-cell table:style-name="Tabla2.A1" office:value-type="string">
            <text:p text:style-name="P27">tBD </text:p>
          </table:table-cell>
          <table:table-cell table:style-name="Tabla2.A1" office:value-type="string">
            <text:p text:style-name="P27">pTB, pNJ, pSI </text:p>
          </table:table-cell>
          <table:table-cell table:style-name="Tabla2.A1" office:value-type="string">
            <text:p text:style-name="P27">mDirs </text:p>
          </table:table-cell>
        </table:table-row>
        <table:table-row>
          <table:table-cell table:style-name="Tabla2.A1" office:value-type="string">
            <text:p text:style-name="P27">c1000Avac </text:p>
          </table:table-cell>
          <table:table-cell table:style-name="Tabla2.A1" office:value-type="string">
            <text:p text:style-name="P27">-- </text:p>
          </table:table-cell>
          <table:table-cell table:style-name="Tabla2.A1" office:value-type="string">
            <text:p text:style-name="P27">PF </text:p>
          </table:table-cell>
          <table:table-cell table:style-name="Tabla2.A1" office:value-type="string">
            <text:p text:style-name="P27">pTB </text:p>
          </table:table-cell>
          <table:table-cell table:style-name="Tabla2.A1" office:value-type="string">
            <text:p text:style-name="P27">mFrag </text:p>
          </table:table-cell>
        </table:table-row>
        <table:table-row>
          <table:table-cell table:style-name="Tabla2.A1" office:value-type="string">
            <text:p text:style-name="P27">e1000A600b </text:p>
          </table:table-cell>
          <table:table-cell table:style-name="Tabla2.A1" office:value-type="string">
            <text:p text:style-name="P27">-- </text:p>
          </table:table-cell>
          <table:table-cell table:style-name="Tabla2.A1" office:value-type="string">
            <text:p text:style-name="P27">PF </text:p>
          </table:table-cell>
          <table:table-cell table:style-name="Tabla2.A1" office:value-type="string">
            <text:p text:style-name="P27">pTB </text:p>
          </table:table-cell>
          <table:table-cell table:style-name="Tabla2.A1" office:value-type="string">
            <text:p text:style-name="P27">mFrag </text:p>
          </table:table-cell>
        </table:table-row>
        <text:soft-page-break/>
        <table:table-row>
          <table:table-cell table:style-name="Tabla2.A1" office:value-type="string">
            <text:p text:style-name="P27">t1000Amitad </text:p>
          </table:table-cell>
          <table:table-cell table:style-name="Tabla2.A1" office:value-type="string">
            <text:p text:style-name="P27">-- </text:p>
          </table:table-cell>
          <table:table-cell table:style-name="Tabla2.A1" office:value-type="string">
            <text:p text:style-name="P27">PF </text:p>
          </table:table-cell>
          <table:table-cell table:style-name="Tabla2.A1" office:value-type="string">
            <text:p text:style-name="P27">pTB </text:p>
          </table:table-cell>
          <table:table-cell table:style-name="Tabla2.A1" office:value-type="string">
            <text:p text:style-name="P27">mFrag </text:p>
          </table:table-cell>
        </table:table-row>
        <table:table-row>
          <table:table-cell table:style-name="Tabla2.A1" office:value-type="string">
            <text:p text:style-name="P27">a1000A600b </text:p>
          </table:table-cell>
          <table:table-cell table:style-name="Tabla2.A1" office:value-type="string">
            <text:p text:style-name="P27">-- </text:p>
          </table:table-cell>
          <table:table-cell table:style-name="Tabla2.A1" office:value-type="string">
            <text:p text:style-name="P27">PF </text:p>
          </table:table-cell>
          <table:table-cell table:style-name="Tabla2.A1" office:value-type="string">
            <text:p text:style-name="P27">pTB </text:p>
          </table:table-cell>
          <table:table-cell table:style-name="Tabla2.A1" office:value-type="string">
            <text:p text:style-name="P27">mFrag </text:p>
          </table:table-cell>
        </table:table-row>
      </table:table>
      <text:list text:style-name="L16">
        <text:list-item>
          <text:p text:style-name="P55"><text:bookmark text:name="Relaciones_de_las_operaciones_con_las_Métricas_y_Parámetros3"/>“A” significa aleatorio. </text:p>
        </text:list-item>
        <text:list-item>
          <text:p text:style-name="P55"><text:bookmark text:name="Relaciones_de_las_operaciones_con_las_Métricas_y_Parámetros4"/>“S” significa secuencial. </text:p>
        </text:list-item>
        <text:list-item>
          <text:p text:style-name="P55"><text:bookmark text:name="Relaciones_de_las_operaciones_con_las_Métricas_y_Parámetros5"/>"Gn" son los grupos según los parámetros que influyen. Cada G incluye el mismo grupo de parámetros, y al mismo tiempo, incluye solo operaciones de lectura, escritura o la parte para fragmentación. </text:p>
        </text:list-item>
        <text:list-item>
          <text:p text:style-name="P55"><text:bookmark text:name="Relaciones_de_las_operaciones_con_las_Métricas_y_Parámetros6"/>En las últimas operaciones no se consideran operaciones básicas ya que lo que se quiere inducir es solamente el aumento de la fragmentación y no otras métricas. </text:p>
        </text:list-item>
        <text:list-item>
          <text:p text:style-name="P55"><text:bookmark text:name="Relaciones_de_las_operaciones_con_las_Métricas_y_Parámetros7"/>Los "Mixs" de implementación, permiten agrupar las operaciones que vamos a implementar según lo que en general se está probando en ese Mix. Así tenemos: </text:p>
          <text:list>
            <text:list-item>
              <text:p text:style-name="P55"><text:bookmark text:name="Relaciones_de_las_operaciones_con_las_Métricas_y_Parámetros8"/><text:span text:style-name="Strong_20_Emphasis"><text:span text:style-name="T11">mLect:</text:span></text:span> 1<text:span text:style-name="T12">ra</text:span> Mezcla de operaciones de lectura. </text:p>
            </text:list-item>
          </text:list>
        </text:list-item>
        <text:list-item>
          <text:p text:style-name="P55"><text:bookmark text:name="Relaciones_de_las_operaciones_con_las_Métricas_y_Parámetros9"/><text:span text:style-name="Strong_20_Emphasis"><text:span text:style-name="T11">mEscr:</text:span></text:span> Mezcla de operaciones de escritura. </text:p>
        </text:list-item>
        <text:list-item>
          <text:p text:style-name="P55"><text:bookmark text:name="Relaciones_de_las_operaciones_con_las_Métricas_y_Parámetros10"/><text:span text:style-name="Strong_20_Emphasis"><text:span text:style-name="T11">mLect2:</text:span></text:span> 2<text:span text:style-name="T12">da</text:span> Mezcla de operaciones de lectura. </text:p>
        </text:list-item>
        <text:list-item>
          <text:p text:style-name="P55"><text:bookmark text:name="Relaciones_de_las_operaciones_con_las_Métricas_y_Parámetros11"/><text:span text:style-name="Strong_20_Emphasis"><text:span text:style-name="T11">mDirs:</text:span></text:span> Mezcla de operaciones sobre Directorios. </text:p>
        </text:list-item>
        <text:list-item>
          <text:p text:style-name="P48"><text:bookmark text:name="Relaciones_de_las_operaciones_con_las_Métricas_y_Parámetros12"/><text:span text:style-name="Strong_20_Emphasis"><text:span text:style-name="T11">mFrag:</text:span></text:span> Mezcla de operaciones para probar fragmentación. </text:p>
        </text:list-item>
      </text:list>
      <text:p text:style-name="P4"/>
      <text:p text:style-name="P4"/>
      <text:p text:style-name="P4"/>
      <text:p text:style-name="P4"/>
      <text:p text:style-name="P4"/>
      <text:p text:style-name="P4"/>
      <text:h text:style-name="Heading_20_1" text:outline-level="1" text:is-list-header="true"><text:bookmark text:name="Los_Escenarios"/>Los Escenarios</text:h>
      <text:p text:style-name="Text_20_body"><text:bookmark text:name="Los_Escenarios1"/>Básicamente, tenemos 2 escenarios de pruebas, para 2 sistemas de archivos con tamaños de bloque distinto. Esto significa en total, 4 escenarios. </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27"><text:span text:style-name="Strong_20_Emphasis"><text:span text:style-name="T11">Escenario</text:span></text:span></text:p>
          </table:table-cell>
          <table:table-cell table:style-name="Tabla3.A1" office:value-type="string">
            <text:p text:style-name="P27"><text:span text:style-name="Strong_20_Emphasis"><text:span text:style-name="T11">Tamaño de Bloque</text:span></text:span></text:p>
          </table:table-cell>
          <table:table-cell table:style-name="Tabla3.A1" office:value-type="string">
            <text:p text:style-name="P27"><text:span text:style-name="Strong_20_Emphasis"><text:span text:style-name="T11">Journal</text:span></text:span></text:p>
          </table:table-cell>
          <table:table-cell table:style-name="Tabla3.A1" office:value-type="string">
            <text:p text:style-name="P27"><text:span text:style-name="Strong_20_Emphasis"><text:span text:style-name="T11">Commit</text:span></text:span></text:p>
          </table:table-cell>
          <table:table-cell table:style-name="Tabla3.A1" office:value-type="string">
            <text:p text:style-name="P27"><text:span text:style-name="Strong_20_Emphasis"><text:span text:style-name="T11">Access time</text:span></text:span></text:p>
          </table:table-cell>
        </table:table-row>
        <table:table-row>
          <table:table-cell table:style-name="Tabla3.A1" office:value-type="string">
            <text:p text:style-name="P27"><text:span text:style-name="T11">Est4k</text:span> </text:p>
          </table:table-cell>
          <table:table-cell table:style-name="Tabla3.A1" office:value-type="string">
            <text:p text:style-name="P27">4096 bytes </text:p>
          </table:table-cell>
          <table:table-cell table:style-name="Tabla3.A1" office:value-type="string">
            <text:p text:style-name="P27">ordered </text:p>
          </table:table-cell>
          <table:table-cell table:style-name="Tabla3.A1" office:value-type="string">
            <text:p text:style-name="P27">5 segs </text:p>
          </table:table-cell>
          <table:table-cell table:style-name="Tabla3.A1" office:value-type="string">
            <text:p text:style-name="P27">Si </text:p>
          </table:table-cell>
        </table:table-row>
        <table:table-row>
          <table:table-cell table:style-name="Tabla3.A1" office:value-type="string">
            <text:p text:style-name="P27"><text:span text:style-name="T11">Opt4k</text:span> </text:p>
          </table:table-cell>
          <table:table-cell table:style-name="Tabla3.A1" office:value-type="string">
            <text:p text:style-name="P27">4096 bytes </text:p>
          </table:table-cell>
          <table:table-cell table:style-name="Tabla3.A1" office:value-type="string">
            <text:p text:style-name="P27">writeback </text:p>
          </table:table-cell>
          <table:table-cell table:style-name="Tabla3.A1" office:value-type="string">
            <text:p text:style-name="P27">10 segs </text:p>
          </table:table-cell>
          <table:table-cell table:style-name="Tabla3.A1" office:value-type="string">
            <text:p text:style-name="P27">No </text:p>
          </table:table-cell>
        </table:table-row>
        <table:table-row>
          <table:table-cell table:style-name="Tabla3.A1" office:value-type="string">
            <text:p text:style-name="P27"><text:span text:style-name="T11">Est1k</text:span> </text:p>
          </table:table-cell>
          <table:table-cell table:style-name="Tabla3.A1" office:value-type="string">
            <text:p text:style-name="P27">1024 bytes </text:p>
          </table:table-cell>
          <table:table-cell table:style-name="Tabla3.A1" office:value-type="string">
            <text:p text:style-name="P27">ordered </text:p>
          </table:table-cell>
          <table:table-cell table:style-name="Tabla3.A1" office:value-type="string">
            <text:p text:style-name="P27">5 segs </text:p>
          </table:table-cell>
          <table:table-cell table:style-name="Tabla3.A1" office:value-type="string">
            <text:p text:style-name="P27">Si </text:p>
          </table:table-cell>
        </table:table-row>
        <table:table-row>
          <table:table-cell table:style-name="Tabla3.A1" office:value-type="string">
            <text:p text:style-name="P27"><text:span text:style-name="T11">Opt1k</text:span> </text:p>
          </table:table-cell>
          <table:table-cell table:style-name="Tabla3.A1" office:value-type="string">
            <text:p text:style-name="P27">1024 bytes </text:p>
          </table:table-cell>
          <table:table-cell table:style-name="Tabla3.A1" office:value-type="string">
            <text:p text:style-name="P27">writeback </text:p>
          </table:table-cell>
          <table:table-cell table:style-name="Tabla3.A1" office:value-type="string">
            <text:p text:style-name="P27">10 segs </text:p>
          </table:table-cell>
          <table:table-cell table:style-name="Tabla3.A1" office:value-type="string">
            <text:p text:style-name="P27">No </text:p>
          </table:table-cell>
        </table:table-row>
      </table:table>
      <text:h text:style-name="Heading_20_2" text:outline-level="2" text:is-list-header="true"><text:bookmark text:name="Particiones"/>Particiones</text:h>
      <text:p text:style-name="Quotations"><text:bookmark text:name="Particiones1"/>Se construirán para las pruebas dos particiones diferentes, de la siguiente manera: </text:p>
      <text:p text:style-name="Quotations"><text:bookmark text:name="Particiones2"/><text:span text:style-name="Strong_20_Emphasis"><text:span text:style-name="T11">Particion 1:</text:span></text:span> </text:p>
      <text:p text:style-name="P28"><text:bookmark text:name="Particiones3"/><text:s/>    mke2fs -b 1024 -L vol01 -j</text:p>
      <text:p text:style-name="P28"><text:soft-page-break/>  Cómo sería la Partición: </text:p>
      <text:p text:style-name="P28">     [root@localhost ~]# mke2fs -b 1024 -j -L vol02 -n /dev/sda3</text:p>
      <text:p text:style-name="P28">     mke2fs 1.40.8 (13-Mar-2008)</text:p>
      <text:p text:style-name="P28">     Warning: 256-byte inodes not usable on older systems</text:p>
      <text:p text:style-name="P28">     Etiqueta del sistema de ficheros=vol01</text:p>
      <text:p text:style-name="P28">     Tipo de SO: Linux</text:p>
      <text:p text:style-name="P28">     Tamaño del bloque=1024 (bitácora=0)</text:p>
      <text:p text:style-name="P28">     Tamaño del fragmento=1024 (bitácora=0)</text:p>
      <text:p text:style-name="P28">     655360 nodos i, 10482412 bloques</text:p>
      <text:p text:style-name="P28">     524120 bloques (5.00%) reservados para el superusuario</text:p>
      <text:p text:style-name="P28">     Primer bloque de datos=1</text:p>
      <text:p text:style-name="P28">     Máximo de bloques del sistema de ficheros=77594624</text:p>
      <text:p text:style-name="P28">     1280 bloque de grupos</text:p>
      <text:p text:style-name="P28">     8192 bloques por grupo, 8192 fragmentos por grupo</text:p>
      <text:p text:style-name="P28">     512 nodos i por grupo</text:p>
      <text:p text:style-name="P28">     Respaldo del superbloque guardado en los bloques: </text:p>
      <text:p text:style-name="P28">             8193, 24577, 40961, 57345, 73729, 204801, 221185, 401409, 663553, </text:p>
      <text:p text:style-name="P29">             1024001, 1990657, 2809857, 5120001, 5971969</text:p>
      <text:p text:style-name="Quotations"><text:bookmark text:name="Particiones4"/><text:span text:style-name="Strong_20_Emphasis"><text:span text:style-name="T11">Particion 2:</text:span></text:span> </text:p>
      <text:p text:style-name="P28"><text:bookmark text:name="Particiones5"/><text:s/>    mke2fs -b 4096 -L vol02 -j</text:p>
      <text:p text:style-name="P28">  Cómo sería la partición: </text:p>
      <text:p text:style-name="P28">     [root@localhost ~]# mke2fs -b 4096 -L vol02 -j -n /dev/sda2</text:p>
      <text:p text:style-name="P28">     mke2fs 1.40.8 (13-Mar-2008)</text:p>
      <text:p text:style-name="P28">     Warning: 256-byte inodes not usable on older systems</text:p>
      <text:p text:style-name="P28">     Etiqueta del sistema de ficheros=vol02</text:p>
      <text:p text:style-name="P28">     Tipo de SO: Linux</text:p>
      <text:p text:style-name="P28">     Tamaño del bloque=4096 (bitácora=2)</text:p>
      <text:p text:style-name="P28">     Tamaño del fragmento=4096 (bitácora=2)</text:p>
      <text:p text:style-name="P28">     655360 nodos i, 2620603 bloques</text:p>
      <text:p text:style-name="P28">     131030 bloques (5.00%) reservados para el superusuario</text:p>
      <text:p text:style-name="P28">     Primer bloque de datos=0</text:p>
      <text:p text:style-name="P28">     Máximo de bloques del sistema de ficheros=2684354560</text:p>
      <text:p text:style-name="P28">     80 bloque de grupos</text:p>
      <text:p text:style-name="P28">     32768 bloques por grupo, 32768 fragmentos por grupo</text:p>
      <text:p text:style-name="P28">     8192 nodos i por grupo</text:p>
      <text:p text:style-name="P28">     Respaldo del superbloque guardado en los bloques: </text:p>
      <text:p text:style-name="P29">             32768, 98304, 163840, 229376, 294912, 819200, 884736, 1605632</text:p>
      <text:h text:style-name="Heading_20_2" text:outline-level="2" text:is-list-header="true"><text:bookmark text:name="Opciones_de_montado"/>Opciones de montado</text:h>
      <text:p text:style-name="Quotations"><text:bookmark text:name="Opciones_de_montado1"/><text:span text:style-name="Strong_20_Emphasis"><text:span text:style-name="T11">Configuración Estándar:</text:span></text:span> </text:p>
      <text:p text:style-name="P28"><text:bookmark text:name="Opciones_de_montado2"/><text:s/>  mount -t ext3 /dev/sda2 /vol02</text:p>
      <text:p text:style-name="P29">   Por defecto, se usan las opciones journal=ordered, commit=5. </text:p>
      <text:p text:style-name="Quotations"><text:bookmark text:name="Opciones_de_montado3"/><text:span text:style-name="Strong_20_Emphasis"><text:span text:style-name="T11">Configuración Optimizada:</text:span></text:span> </text:p>
      <text:p text:style-name="P29"><text:bookmark text:name="Opciones_de_montado4"/><text:s/>  mount -t ext3 -o data=writeback,commit=10,noatime /dev/sda2 /vol02<text:bookmark text:name="Otras_optimizacione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PY"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PY"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1" style:font-size-asian="24pt" style:font-weight-asian="bold" style:font-name-complex="Tahoma1"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1" style:font-size-asian="18pt" style:font-weight-asian="bold" style:font-name-complex="Tahoma1" style:font-size-complex="18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page-layout>
  </office:automatic-styles>
  <office:master-styles>
    <style:master-page style:name="Standard" style:page-layout-name="pm1">
      <style:header>
        <text:p text:style-name="Header">Ingeniería Informática – FPUNA<text:tab/><text:tab/>9no. Semestre</text:p>
        <text:p text:style-name="Header">Evaluación de Rendimientos<text:tab/><text:tab/>Año 200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5-25T23:48:11</meta:creation-date>
    <dc:creator>Marcelo Rodas</dc:creator>
    <dc:date>2008-05-27T14:29:39</dc:date>
    <meta:editing-cycles>274</meta:editing-cycles>
    <meta:editing-duration>PT8H17M2S</meta:editing-duration>
    <meta:user-defined meta:name="Info 1"/>
    <meta:user-defined meta:name="Info 2"/>
    <meta:user-defined meta:name="Info 3"/>
    <meta:user-defined meta:name="Info 4"/>
    <meta:document-statistic meta:table-count="3" meta:image-count="0" meta:object-count="0" meta:page-count="8" meta:paragraph-count="295" meta:word-count="2648" meta:character-count="16770"/>
  </office:meta>
</office:document-meta>
</file>